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5983b0" fo:padding="0.0382in" fo:border="0.05pt solid #333333">
        <style:background-image/>
      </style:table-cell-properties>
    </style:style>
    <style:style style:name="Table1.A2" style:family="table-cell">
      <style:table-cell-properties fo:background-color="#5983b0" fo:padding="0.0382in" fo:border-left="0.05pt solid #333333" fo:border-right="0.05pt solid #333333" fo:border-top="none" fo:border-bottom="0.05pt solid #333333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132324864">
          <table:table-cell table:style-name="Table1.A1" office:value-type="string">
            <text:p text:style-name="Table_20_Contents"/>
          </table:table-cell>
        </table:table-row>
        <table:table-row table:style-name="TableLine13739513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Source Han Serif SC" style:font-size-asian="10.5pt" style:language-asian="zh" style:country-asian="CN" style:font-name-complex="FreeSans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Source Han Serif SC" style:font-size-asian="10.5pt" style:language-asian="zh" style:country-asian="CN" style:font-name-complex="FreeSans" style:font-size-complex="12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30T21:58:28.900947400</meta:creation-date>
    <dc:date>2021-08-15T19:01:02.874568336</dc:date>
    <meta:editing-duration>PT1M14S</meta:editing-duration>
    <meta:editing-cycles>2</meta:editing-cycles>
    <meta:generator>LibreOfficeDev/7.3.0.0.alpha0$Linux_X86_64 LibreOffice_project/0759191e6923945469bc426b2c322ddeade12e09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